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background-color="#ccccff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Standard">
      <style:paragraph-properties fo:padding="0.0201in" fo:border="0.0138in solid #000000" style:shadow="none"/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nary Search</text:p>
      <text:p text:style-name="P1">* public static unique(int[] v, int len)</text:p>
      <text:p text:style-name="P1">Que retira os elementos repetidos no array v, com dimensão len. No final</text:p>
      <text:p text:style-name="P1">do método os elementos presentes no array devem estar contiguos. O méto-</text:p>
      <text:p text:style-name="P1">do retorna o numero de elementos presentes no array.</text:p>
      <text:p text:style-name="P1"/>
      <text:p text:style-name="P3">public static unique(int[] v, int len){</text:p>
      <text:p text:style-name="P3"><text:tab/>int i=0,j=1;</text:p>
      <text:p text:style-name="P3"><text:tab/>for(;j&lt;len;++j){</text:p>
      <text:p text:style-name="P3"><text:tab/><text:tab/>if (v[j]!=v[j-1]){v[i++]=v[j];}</text:p>
      <text:p text:style-name="P3"><text:tab/>}</text:p>
      <text:p text:style-name="P3"><text:tab/>return i;</text:p>
      <text:p text:style-name="P3">}</text:p>
      <text:p text:style-name="P1"/>
      <text:p text:style-name="P1">* public static int potencia(int a, int n)</text:p>
      <text:p text:style-name="P1"><text:s/>que retorna o calculo de a^n</text:p>
      <text:p text:style-name="P1"/>
      <text:p text:style-name="P3"><text:s/>public static int potencia(int a, int n){</text:p>
      <text:p text:style-name="P3"><text:tab/>if (n == 0) return 1;</text:p>
      <text:p text:style-name="P3"><text:tab/>int x= potencia(a,n/2);</text:p>
      <text:p text:style-name="P3"><text:tab/>return (n%2 != 0)? a*x*x : x*x;</text:p>
      <text:p text:style-name="P3"><text:s/>}</text:p>
      <text:p text:style-name="P1"/>
      <text:p text:style-name="P1">* public static int lowerbound(int[] v, int l, int r, int key)</text:p>
      <text:p text:style-name="P1">Que dado um array ordenado de N elementos, retorna o primeiro indicie i </text:p>
      <text:p text:style-name="P1">tal que a[i] &gt;= key</text:p>
      <text:p text:style-name="P1"/>
      <text:p text:style-name="P3">public static int lowerbound(int[] v, int l, int r, int key){</text:p>
      <text:p text:style-name="P3"><text:tab/>int mid;</text:p>
      <text:p text:style-name="P3"><text:tab/>while (l&lt;=r){</text:p>
      <text:p text:style-name="P3"><text:tab/><text:tab/>mid=(l+r)/2;</text:p>
      <text:p text:style-name="P3"><text:tab/><text:tab/>if (v[mid] &gt;= key)</text:p>
      <text:p text:style-name="P3"><text:tab/><text:tab/><text:tab/>r=mid-1;</text:p>
      <text:p text:style-name="P3"><text:tab/><text:tab/>else</text:p>
      <text:p text:style-name="P3"><text:tab/><text:tab/><text:tab/>l=mid+1;</text:p>
      <text:p text:style-name="P3"><text:tab/>}</text:p>
      <text:p text:style-name="P3"><text:tab/>return l;</text:p>
      <text:p text:style-name="P3">}</text:p>
      <text:p text:style-name="P3"/>
      <text:p text:style-name="P1"/>
      <text:p text:style-name="P1">* public static boolean issubsetof(int[] v, int l1, int r1, int[] v2, int l2, int r2)</text:p>
      <text:p text:style-name="P1">que dados dois sub-arrays ordenados retorna true se os elementos do pri-</text:p>
      <text:p text:style-name="P1">meiro estão contidos no segundo</text:p>
      <text:p text:style-name="P1"/>
      <text:p text:style-name="P3">public static boolean issubsetof(int[] v, int l1, int r1, int[] v2, int l2, int r2){</text:p>
      <text:p text:style-name="P3"><text:tab/>int result=0;</text:p>
      <text:p text:style-name="P3"><text:tab/></text:p>
      <text:p text:style-name="P3"><text:tab/>for (int i=l1;i&lt;=r1;++i){</text:p>
      <text:p text:style-name="P3"><text:tab/><text:tab/>if (v1[i]&gt; v2[l2]) return false;</text:p>
      <text:p text:style-name="P3"><text:tab/><text:tab/>result=lowerbound(v2,l2,r2,v[i]);</text:p>
      <text:p text:style-name="P3"><text:tab/><text:tab/>if result == -1 ) return false;</text:p>
      <text:p text:style-name="P3"><text:tab/><text:tab/>l2=result;</text:p>
      <text:p text:style-name="P3"><text:tab/>}</text:p>
      <text:p text:style-name="P3"><text:tab/>return true;</text:p>
      <text:p text:style-name="P3">}</text:p>
      <text:p text:style-name="P2">HEAP</text:p>
      <text:p text:style-name="P1">* public int heapHeight(int[] v, int len)</text:p>
      <text:p text:style-name="P1">Assumir que o len existe com posição no array</text:p>
      <text:p text:style-name="P1"/>
      <text:p text:style-name="P3">public int heapHeight(int[] v, int len){</text:p>
      <text:p text:style-name="P3"><text:tab/>int h=0;</text:p>
      <text:p text:style-name="P3"><text:tab/>while (len &gt; 0){</text:p>
      <text:p text:style-name="P3"><text:tab/><text:tab/>++h;</text:p>
      <text:p text:style-name="P3"><text:tab/><text:tab/>len=(len-1)/2;</text:p>
      <text:p text:style-name="P3"><text:tab/>}</text:p>
      <text:p text:style-name="P3"><text:tab/>return h;</text:p>
      <text:p text:style-name="P3">}</text:p>
      <text:p text:style-name="P1"/>
      <text:p text:style-name="P1"/>
      <text:p text:style-name="P1">* public int heapChangeValue(int[] v, int len, int x, int nval)</text:p>
      <text:p text:style-name="P1">Assumir que v está em Max-Heap, len é uma posição no array</text:p>
      <text:p text:style-name="P1"/>
      <text:p text:style-name="P3">public int heapChangeValue(int[] v, int len, int x, int nval){</text:p>
      <text:p text:style-name="P3"><text:tab/>v[x] =nval;</text:p>
      <text:p text:style-name="P3"><text:tab/>if (v[x] &gt;= v[(x-1)/2]</text:p>
      <text:p text:style-name="P3"><text:tab/><text:tab/>return changekey(v,x,len);</text:p>
      <text:p text:style-name="P3"><text:tab/>else</text:p>
      <text:p text:style-name="P3"><text:tab/><text:tab/>return maxHeapify(v,x,len);</text:p>
      <text:p text:style-name="P3">}</text:p>
      <text:p text:style-name="P1"/>
      <text:p text:style-name="P1">*public static int minimum(int[] v, int len) </text:p>
      <text:p text:style-name="P1">Retorna o menor elemento do max-heap de dimensão len, representado por v.</text:p>
      <text:p text:style-name="P1"/>
      <text:p text:style-name="P3">public static int minimum(int[] v, int len) {</text:p>
      <text:p text:style-name="P3"><text:tab/>int i= (len-1)/2 +1;</text:p>
      <text:p text:style-name="P3"><text:tab/>int min=v[i];</text:p>
      <text:p text:style-name="P3"><text:tab/>while(++i &lt; len){</text:p>
      <text:p text:style-name="P3"><text:tab/><text:tab/>if (min &gt; v[i])</text:p>
      <text:p text:style-name="P3"><text:tab/><text:tab/><text:tab/>min = v[i];</text:p>
      <text:p text:style-name="P3"><text:tab/>}</text:p>
      <text:p text:style-name="P3"><text:tab/>return min;</text:p>
      <text:p text:style-name="P3">}</text:p>
      <text:p text:style-name="P3"/>
      <text:p text:style-name="P2">Iterable</text:p>
      <text:p text:style-name="P3">public static Iterable&lt;E&gt; XXX(final Iterable&lt;E&gt; x){</text:p>
      <text:p text:style-name="P3"><text:tab/>return new Iterable&lt;E&gt;(){</text:p>
      <text:p text:style-name="P3"><text:tab/><text:tab/>public iterator&lt;E&gt; iterator(){</text:p>
      <text:p text:style-name="P3"><text:tab/><text:tab/><text:tab/>return new Iterator&lt;E&gt; (){</text:p>
      <text:p text:style-name="P3"><text:tab/><text:tab/><text:tab/><text:tab/>public boolean hasnext(){</text:p>
      <text:p text:style-name="P3"><text:tab/><text:tab/><text:tab/><text:tab/>}</text:p>
      <text:p text:style-name="P3"><text:tab/><text:tab/><text:tab/><text:tab/>public E next(){</text:p>
      <text:p text:style-name="P3"><text:tab/><text:tab/><text:tab/><text:tab/>}</text:p>
      <text:p text:style-name="P3"><text:tab/><text:tab/><text:tab/><text:tab/>public void remove(){</text:p>
      <text:p text:style-name="P3"><text:tab/><text:tab/><text:tab/><text:tab/><text:tab/>throw new UnssuportedOperationException();</text:p>
      <text:p text:style-name="P3"><text:tab/><text:tab/><text:tab/><text:tab/>}</text:p>
      <text:p text:style-name="P3"><text:tab/><text:tab/><text:tab/>};</text:p>
      <text:p text:style-name="P3"><text:tab/><text:tab/>}</text:p>
      <text:p text:style-name="P3"><text:tab/>};</text:p>
      <text:p text:style-name="P3">}</text:p>
      <text:p text:style-name="P1"/>
      <text:p text:style-name="P2">Listas</text:p>
      <text:p text:style-name="P1"/>
      <text:p text:style-name="P1"/>
      <text:p text:style-name="P2">HashTables</text:p>
      <text:p text:style-name="P1"/>
      <text:p text:style-name="P1"/>
      <text:p text:style-name="P2">BST</text:p>
      <text:p text:style-name="P3">public static boolean isMirror(Node&lt;E&gt; root1, Node&lt;E&gt; root2){</text:p>
      <text:p text:style-name="P3"><text:tab/>if (root1 == null || roo2 == null) return false;</text:p>
      <text:p text:style-name="P3"><text:tab/>return ( root1.item.compareTo(item2.item)) &amp;&amp;</text:p>
      <text:p text:style-name="P3"><text:tab/><text:tab/><text:tab/>isMirror(root1.left, root2.right) &amp;&amp;</text:p>
      <text:p text:style-name="P3"><text:tab/><text:tab/><text:tab/>isMirror(root1.right, root2.left);</text:p>
      <text:p text:style-name="P3">}</text:p>
      <text:p text:style-name="P3">public static int altura(Node root){</text:p>
      <text:p text:style-name="P3"><text:tab/>if (root == null) return -1;</text:p>
      <text:p text:style-name="P3"><text:tab/>int hl=altura(root.left);</text:p>
      <text:p text:style-name="P3"><text:tab/>int hr=altura(root.right);</text:p>
      <text:p text:style-name="P3"><text:tab/></text:p>
      <text:p text:style-name="P3"><text:tab/>return 1 + (hl&gt;hr)?hl:hr;</text:p>
      <text:p text:style-name="P3">}</text:p>
      <text:p text:style-name="P1"/>
      <text:p text:style-name="P1">* public static&lt;E&gt; Node&lt;E&gt; search(Node &lt;E&gt; root, E e)</text:p>
      <text:p text:style-name="P1">Não assumir parent, elementos não null e e não null</text:p>
      <text:p text:style-name="P1"/>
      <text:p text:style-name="P3">public static&lt;E&gt; Node&lt;E&gt; search(Node &lt;E&gt; root, E e){</text:p>
      <text:p text:style-name="P3"><text:tab/>if (root == null ) return null;</text:p>
      <text:p text:style-name="P3"><text:tab/>if (root.item.equal(e)) return root;</text:p>
      <text:p text:style-name="P3"><text:tab/>Node &lt;E&gt; a= search(root.left,e);</text:p>
      <text:p text:style-name="P3"><text:tab/>return (a != null) ? a: search(root.right,e);</text:p>
      <text:p text:style-name="P3">}</text:p>
      <text:p text:style-name="P3">public static &lt;E&gt; Node &lt;E&gt; search (Node &lt;E&gt; root, E e, Comparator cmp){</text:p>
      <text:p text:style-name="P3"><text:tab/><text:tab/>if (root == null ) return null;</text:p>
      <text:p text:style-name="P3"><text:tab/><text:tab/>int i;</text:p>
      <text:p text:style-name="P3"><text:tab/><text:tab/>while ((i=cmp.compare(root.item,e))!=0)</text:p>
      <text:p text:style-name="P3"><text:tab/><text:tab/><text:tab/>root=(i&gt;0)?root.right:root.left;</text:p>
      <text:p text:style-name="P3"><text:tab/><text:tab/>return root;</text:p>
      <text:p text:style-name="P3">}</text:p>
      <text:p text:style-name="P1">Implemente o método estático retorne true sse a arvore de pesquisa contem</text:p>
      <text:p text:style-name="P1">algum elemento no intervalo [l,r];</text:p>
      <text:p text:style-name="P1"/>
      <text:p text:style-name="P3">public static boolean contains (Node&lt;Integer&gt; root, Integer l, Integer r){</text:p>
      <text:p text:style-name="P3"><text:tab/>if (root == null) return false;</text:p>
      <text:p text:style-name="P3"><text:tab/>if (root.value &gt;= l &amp;&amp; root.value&lt;=r) return true;</text:p>
      <text:p text:style-name="P3"><text:tab/>if (root.value &lt; l)</text:p>
      <text:p text:style-name="P3"><text:tab/><text:tab/>return contains (root.right,l,r);</text:p>
      <text:p text:style-name="P3"><text:tab/>if (root.value&gt;r)</text:p>
      <text:p text:style-name="P3"><text:tab/><text:tab/>return contains (root.left, l,r);</text:p>
      <text:p text:style-name="P3"><text:tab/><text:tab/></text:p>
      <text:p text:style-name="P3">}</text:p>
      <text:p text:style-name="P1"/>
      <text:p text:style-name="P1">Implemente o método estático que retorne <text:s/>um array contendo os K menores</text:p>
      <text:p text:style-name="P1">elementos prensentes na árvore binária de pesquisa com raiz root.</text:p>
      <text:p text:style-name="P1"/>
      <text:p text:style-name="P1"/>
      <text:p text:style-name="P3">public static int getKleast(Node&lt;Integer&gt; root, Integer [] pos, int idx){</text:p>
      <text:p text:style-name="P3"><text:tab/>if (idx == pos.lenght || root == null) return idx;</text:p>
      <text:p text:style-name="P3"><text:tab/>idx=getKleast(root.left, pos,idx);</text:p>
      <text:p text:style-name="P3"><text:tab/>pos[idx++] = <text:s/>root.item;</text:p>
      <text:p text:style-name="P3"><text:tab/>idx=getKleast(root.right, pos,idx);</text:p>
      <text:p text:style-name="P3"><text:tab/>return idx;</text:p>
      <text:p text:style-name="P3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1in">
          <style:column style:rel-width="4986*" fo:start-indent="0in" fo:end-indent="0.05in"/>
          <style:column style:rel-width="4986*" fo:start-indent="0.0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1-17T16:37:42</meta:creation-date>
    <meta:document-statistic meta:table-count="0" meta:image-count="0" meta:object-count="0" meta:page-count="1" meta:paragraph-count="145" meta:word-count="622" meta:character-count="3991"/>
    <dc:date>2010-01-17T16:44:36</dc:date>
    <dc:creator>Nuno Cancelo</dc:creator>
    <meta:editing-duration>PT00H06M56S</meta:editing-duration>
    <meta:editing-cycles>1</meta:editing-cycles>
    <meta:generator>OpenOffice.org/3.1$Linux OpenOffice.org_project/310m19$Build-9420</meta:generator>
  </office:meta>
</office:document-meta>
</file>